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orgotten Futurist Rg" svg:font-family="'Forgotten Futurist Rg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158466" draw:marker-start-width="0.358cm" draw:marker-end-width="0.358cm" draw:fill="solid" draw:fill-color="#158466" draw:textarea-horizontal-align="justify" draw:textarea-vertical-align="middle" draw:auto-grow-height="false" fo:min-height="6.383cm" fo:min-width="4.19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f8000" draw:marker-start-width="0.358cm" draw:marker-end-width="0.358cm" draw:fill="solid" draw:fill-color="#ff8000" draw:textarea-horizontal-align="justify" draw:textarea-vertical-align="middle" draw:auto-grow-height="false" fo:min-height="5.081cm" fo:min-width="6.534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158466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style:text-properties style:font-name="Forgotten Futurist Rg"/>
    </style:style>
    <style:style style:name="P4" style:family="paragraph">
      <loext:graphic-properties draw:fill="none" draw:fill-color="#ffffff"/>
      <style:text-properties style:font-name="Forgotten Futurist Rg" fo:font-size="21pt" style:font-size-asian="21pt" style:font-size-complex="21pt"/>
    </style:style>
    <style:style style:name="P5" style:family="paragraph">
      <style:text-properties fo:color="#ffffff" loext:opacity="100%" style:font-name="Forgotten Futurist Rg"/>
    </style:style>
    <style:style style:name="P6" style:family="paragraph">
      <loext:graphic-properties draw:fill="none" draw:fill-color="#ffffff"/>
      <style:text-properties fo:color="#ffffff" loext:opacity="100%" style:font-name="Forgotten Futurist Rg" fo:font-size="21pt" style:font-size-asian="21pt" style:font-size-complex="2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color="#ffffff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79cm" svg:height="9.525cm" svg:x="1.805cm" svg:y="3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94cm" svg:height="7.685cm" svg:x="16.776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403cm" svg:height="1.14cm" svg:x="18.7cm" svg:y="3.305cm">
          <draw:text-box>
            <text:p text:style-name="P3"><text:span text:style-name="T1">Universi</text:span><text:span text:style-name="T1">ty </text:span><text:span text:style-name="T1">Progra</text:span><text:span text:style-name="T1">ms</text:span></text:p>
          </draw:text-box>
        </draw:frame>
        <draw:frame draw:style-name="gr3" draw:text-style-name="P4" draw:layer="layout" svg:width="3.254cm" svg:height="1.14cm" svg:x="3.601cm" svg:y="2.705cm">
          <draw:text-box>
            <text:p text:style-name="P3"><text:span text:style-name="T1">Soft Skills</text:span></text:p>
          </draw:text-box>
        </draw:frame>
        <draw:frame draw:style-name="gr3" draw:text-style-name="P6" xml:id="id1" draw:id="id1" draw:layer="layout" svg:width="4.939cm" svg:height="1.14cm" svg:x="2.701cm" svg:y="5.105cm">
          <draw:text-box>
            <text:p text:style-name="P5"><text:span text:style-name="T1">Ethical Thinking</text:span></text:p>
          </draw:text-box>
        </draw:frame>
        <draw:frame draw:style-name="gr3" draw:text-style-name="P4" xml:id="id2" draw:id="id2" draw:layer="layout" svg:width="7.855cm" svg:height="1.14cm" svg:x="17.802cm" svg:y="5.805cm">
          <draw:text-box>
            <text:p text:style-name="P3"><text:span text:style-name="T1">Bachelor in Cybersecurity</text:span></text:p>
          </draw:text-box>
        </draw:frame>
        <draw:frame draw:style-name="gr3" draw:text-style-name="P4" xml:id="id10" draw:id="id10" draw:layer="layout" svg:width="6.357cm" svg:height="1.14cm" svg:x="17.803cm" svg:y="6.905cm">
          <draw:text-box>
            <text:p text:style-name="P3"><text:span text:style-name="T1">Doctorate in Physics</text:span></text:p>
          </draw:text-box>
        </draw:frame>
        <draw:frame draw:style-name="gr3" draw:text-style-name="P6" xml:id="id5" draw:id="id5" draw:layer="layout" svg:width="3.69cm" svg:height="1.14cm" svg:x="3.902cm" svg:y="6.305cm">
          <draw:text-box>
            <text:p text:style-name="P5"><text:span text:style-name="T1">Leadership</text:span></text:p>
          </draw:text-box>
        </draw:frame>
        <draw:frame draw:style-name="gr3" draw:text-style-name="P6" xml:id="id3" draw:id="id3" draw:layer="layout" svg:width="5.087cm" svg:height="1.14cm" svg:x="2.502cm" svg:y="7.405cm">
          <draw:text-box>
            <text:p text:style-name="P5"><text:span text:style-name="T2">Problem </text:span><text:span text:style-name="T2">Solving</text:span></text:p>
          </draw:text-box>
        </draw:frame>
        <draw:frame draw:style-name="gr3" draw:text-style-name="P6" xml:id="id11" draw:id="id11" draw:layer="layout" svg:width="3.745cm" svg:height="1.14cm" svg:x="3.903cm" svg:y="8.505cm">
          <draw:text-box>
            <text:p text:style-name="P5"><text:span text:style-name="T2">Negotiation</text:span></text:p>
          </draw:text-box>
        </draw:frame>
        <draw:frame draw:style-name="gr3" draw:text-style-name="P6" xml:id="id7" draw:id="id7" draw:layer="layout" svg:width="5.082cm" svg:height="1.14cm" svg:x="2.604cm" svg:y="9.605cm">
          <draw:text-box>
            <text:p text:style-name="P5"><text:span text:style-name="T2">Decision Making</text:span></text:p>
          </draw:text-box>
        </draw:frame>
        <draw:frame draw:style-name="gr3" draw:text-style-name="P4" xml:id="id6" draw:id="id6" draw:layer="layout" svg:width="9.155cm" svg:height="1.14cm" svg:x="17.803cm" svg:y="7.905cm">
          <draw:text-box>
            <text:p text:style-name="P3"><text:span text:style-name="T1">Bachelor in Business Direction</text:span></text:p>
          </draw:text-box>
        </draw:frame>
        <draw:frame draw:style-name="gr3" draw:text-style-name="P4" xml:id="id9" draw:id="id9" draw:layer="layout" svg:width="5.523cm" svg:height="1.14cm" svg:x="17.804cm" svg:y="8.905cm">
          <draw:text-box>
            <text:p text:style-name="P3"><text:span text:style-name="T1">Master in Finance</text:span></text:p>
          </draw:text-box>
        </draw:frame>
        <draw:frame draw:style-name="gr3" draw:text-style-name="P4" xml:id="id8" draw:id="id8" draw:layer="layout" svg:width="7.559cm" svg:height="1.14cm" svg:x="17.805cm" svg:y="9.805cm">
          <draw:text-box>
            <text:p text:style-name="P3"><text:span text:style-name="T1">Doctorate in Engineering</text:span></text:p>
          </draw:text-box>
        </draw:frame>
        <draw:frame draw:style-name="gr3" draw:text-style-name="P6" xml:id="id4" draw:id="id4" draw:layer="layout" svg:width="4.96cm" svg:height="1.14cm" svg:x="2.704cm" svg:y="10.705cm">
          <draw:text-box>
            <text:p text:style-name="P5"><text:span text:style-name="T2">Critical Thinking</text:span></text:p>
          </draw:text-box>
        </draw:frame>
        <draw:connector draw:style-name="gr4" draw:text-style-name="P7" draw:layer="layout" draw:type="line" svg:x1="7.64cm" svg:y1="5.675cm" svg:x2="17.802cm" svg:y2="6.375cm" draw:start-shape="id1" draw:start-glue-point="1" draw:end-shape="id2" draw:end-glue-point="3" svg:d="M7640 5675l10162 700" svg:viewBox="0 0 10163 701">
          <text:p/>
        </draw:connector>
        <draw:connector draw:style-name="gr4" draw:text-style-name="P7" draw:layer="layout" draw:type="line" svg:x1="7.589cm" svg:y1="7.975cm" svg:x2="17.802cm" svg:y2="6.375cm" draw:start-shape="id3" draw:start-glue-point="1" draw:end-shape="id2" draw:end-glue-point="3" svg:d="M7589 7975l10213-1600" svg:viewBox="0 0 10214 1601">
          <text:p/>
        </draw:connector>
        <draw:connector draw:style-name="gr4" draw:text-style-name="P7" draw:layer="layout" draw:type="line" svg:x1="7.664cm" svg:y1="11.275cm" svg:x2="17.802cm" svg:y2="6.375cm" draw:start-shape="id4" draw:start-glue-point="1" draw:end-shape="id2" draw:end-glue-point="3" svg:d="M7664 11275l10138-4900" svg:viewBox="0 0 10139 4901">
          <text:p/>
        </draw:connector>
        <draw:connector draw:style-name="gr4" draw:text-style-name="P7" draw:layer="layout" draw:type="line" svg:x1="7.592cm" svg:y1="6.875cm" svg:x2="17.803cm" svg:y2="8.475cm" draw:start-shape="id5" draw:start-glue-point="1" draw:end-shape="id6" svg:d="M7592 6875l10211 1600" svg:viewBox="0 0 10212 1601">
          <text:p/>
        </draw:connector>
        <draw:connector draw:style-name="gr4" draw:text-style-name="P7" draw:layer="layout" draw:type="line" svg:x1="7.686cm" svg:y1="10.175cm" svg:x2="17.805cm" svg:y2="10.375cm" draw:start-shape="id7" draw:start-glue-point="1" draw:end-shape="id8" draw:end-glue-point="3" svg:d="M7686 10175l10119 200" svg:viewBox="0 0 10120 201">
          <text:p/>
        </draw:connector>
        <draw:connector draw:style-name="gr4" draw:text-style-name="P7" draw:layer="layout" draw:type="line" svg:x1="7.686cm" svg:y1="10.175cm" svg:x2="17.804cm" svg:y2="9.475cm" draw:start-shape="id7" draw:start-glue-point="1" draw:end-shape="id9" draw:end-glue-point="3" svg:d="M7686 10175l10118-700" svg:viewBox="0 0 10119 701">
          <text:p/>
        </draw:connector>
        <draw:connector draw:style-name="gr4" draw:text-style-name="P7" draw:layer="layout" draw:type="line" svg:x1="7.664cm" svg:y1="11.275cm" svg:x2="17.803cm" svg:y2="7.475cm" draw:start-shape="id4" draw:start-glue-point="1" draw:end-shape="id10" draw:end-glue-point="3" svg:d="M7664 11275l10139-3800" svg:viewBox="0 0 10140 3801">
          <text:p/>
        </draw:connector>
        <draw:connector draw:style-name="gr4" draw:text-style-name="P7" draw:layer="layout" draw:type="line" svg:x1="7.648cm" svg:y1="9.075cm" svg:x2="17.803cm" svg:y2="8.475cm" draw:start-shape="id11" draw:start-glue-point="1" draw:end-shape="id6" draw:end-glue-point="3" svg:d="M7648 9075l10155-600" svg:viewBox="0 0 10156 601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orgotten Futurist Rg" svg:font-family="'Forgotten Futurist Rg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0T10:47:56.714080104</meta:creation-date>
    <dc:date>2023-11-21T18:57:15.681956953</dc:date>
    <meta:editing-duration>P1DT7H7M7S</meta:editing-duration>
    <meta:editing-cycles>1</meta:editing-cycles>
    <meta:document-statistic meta:object-count="46"/>
    <meta:generator>LibreOffice/7.3.7.2$Linux_X86_64 LibreOffice_project/30$Build-2</meta:generator>
  </office:meta>
</office:document-meta>
</file>